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oma Subsampling:</text:p>
      <text:p text:style-name="P1"><text:span text:style-name="T1"><text:tab/>-bei YcbCr</text:span></text:p>
      <text:p text:style-name="P1"><text:span text:style-name="T1"><text:tab/><text:tab/>-4:4:4 <text:s/>- 4 werte pro 4 pixel bei allem</text:span></text:p>
      <text:p text:style-name="P1"><text:span text:style-name="T1"><text:tab/><text:tab/>-4:2:2 <text:s/>- 4 Y 2 Cb 2 Cr pro 4 pixel</text:span></text:p>
      <text:p text:style-name="P1"><text:span text:style-name="T1"><text:tab/><text:tab/>-4:2:0 <text:s/>- 4 Y 1 Cb 1 Cr pro 4 pixel in normalem JPE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4:37:13.97</meta:creation-date>
    <dc:date>2014-01-23T14:47:50.18</dc:date>
    <meta:editing-duration>PT10M3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5" meta:word-count="38" meta:character-count="162"/>
  </office:meta>
</office:document-meta>
</file>